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 fo:background-color="#FFE699"/>
    </style:style>
    <style:style style:name="ce4" style:family="table-cell" style:parent-style-name="Default" style:data-style-name="N0">
      <style:table-cell-properties fo:border="thin solid #000000" fo:background-color="#F4B084"/>
    </style:style>
    <style:style style:name="ce5" style:family="table-cell" style:parent-style-name="Default" style:data-style-name="N0">
      <style:table-cell-properties fo:border="thin solid #000000" fo:background-color="#A9D08E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/>
      <style:text-properties style:text-underline-style="solid" style:text-underline-type="single"/>
    </style:style>
    <style:style style:name="ce10" style:family="table-cell" style:parent-style-name="Default" style:data-style-name="N0">
      <style:table-cell-properties fo:border="thin solid #000000" fo:background-color="#AEAAAA"/>
    </style:style>
    <style:style style:name="ce11" style:family="table-cell" style:parent-style-name="Default" style:data-style-name="N0">
      <style:table-cell-properties fo:border="thin solid #000000" fo:background-color="#8497B0"/>
    </style:style>
    <style:style style:name="ce12" style:family="table-cell" style:parent-style-name="Default" style:data-style-name="N0">
      <style:table-cell-properties fo:border="thin solid #000000" fo:background-color="#F8CBAD"/>
    </style:style>
    <style:style style:name="ce13" style:family="table-cell" style:parent-style-name="Default" style:data-style-name="N0">
      <style:table-cell-properties fo:border="thin solid #000000" fo:background-color="#9BC2E6"/>
    </style:style>
    <style:style style:name="ce14" style:family="table-cell" style:parent-style-name="Default" style:data-style-name="N1">
      <style:table-cell-properties fo:border="thin solid #000000"/>
    </style:style>
    <style:style style:name="ce1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96333333333333cm" style:use-optimal-column-width="true"/>
    </style:style>
    <style:style style:name="co3" style:family="table-column">
      <style:table-column-properties fo:break-before="auto" style:column-width="2.45533333333333cm"/>
    </style:style>
    <style:style style:name="co4" style:family="table-column">
      <style:table-column-properties fo:break-before="auto" style:column-width="2.2225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repa_colinas_bas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repa-Colinas Variação de iterações 100, 200, 500, 1000, Cada trepa colinas com 100 iteraçõ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nfiguração, aceitar maior ou igual, vizinho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Iter variation 100, 200, 500, 1000 -----</text:p>
          </table:table-cell>
          <table:table-cell table:number-columns-repeated="16383" table:style-name="ce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00" table:style-name="ce3">
            <text:p>100</text:p>
          </table:table-cell>
          <table:table-cell office:value-type="string" table:style-name="ce3">
            <text:p>Média</text:p>
          </table:table-cell>
          <table:table-cell office:value-type="string" table:style-name="ce3">
            <text:p>Custo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Média</text:p>
          </table:table-cell>
          <table:table-cell office:value-type="string" table:style-name="ce3">
            <text:p>Cust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este.txt,5.000000,5</text:p>
          </table:table-cell>
          <table:table-cell office:value-type="string" office:string-value="teste.txt" table:formula="of:=COM.MICROSOFT.TEXTSPLIT([.A5];&quot;,&quot;)" table:number-matrix-columns-spanned="3" table:number-matrix-rows-spanned="1" table:style-name="ce2">
            <text:p>teste.txt</text:p>
          </table:table-cell>
          <table:table-cell office:value-type="string" office:string-value="5.000000" table:style-name="ce2">
            <text:p>5.000000</text:p>
          </table:table-cell>
          <table:table-cell office:value-type="string" office:string-value="5" table:style-name="ce2">
            <text:p>5</text:p>
          </table:table-cell>
          <table:table-cell office:value-type="string" office:string-value="teste.txt" table:formula="of:=COM.MICROSOFT.TEXTSPLIT([.A12];&quot;,&quot;)" table:number-matrix-columns-spanned="3" table:number-matrix-rows-spanned="1" table:style-name="ce2">
            <text:p>teste.txt</text:p>
          </table:table-cell>
          <table:table-cell office:value-type="string" office:string-value="5.000000" table:style-name="ce2">
            <text:p>5.000000</text:p>
          </table:table-cell>
          <table:table-cell office:value-type="string" office:string-value="5" table:style-name="ce2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le1.txt,19.660000,20</text:p>
          </table:table-cell>
          <table:table-cell office:value-type="string" office:string-value="file1.txt" table:formula="of:=COM.MICROSOFT.TEXTSPLIT([.A6];&quot;,&quot;)" table:number-matrix-columns-spanned="3" table:number-matrix-rows-spanned="1" table:style-name="ce2">
            <text:p>file1.txt</text:p>
          </table:table-cell>
          <table:table-cell office:value-type="string" office:string-value="19.660000" table:style-name="ce2">
            <text:p>19.660000</text:p>
          </table:table-cell>
          <table:table-cell office:value-type="string" office:string-value="20" table:style-name="ce2">
            <text:p>20</text:p>
          </table:table-cell>
          <table:table-cell office:value-type="string" office:string-value="file1.txt" table:formula="of:=COM.MICROSOFT.TEXTSPLIT([.A13];&quot;,&quot;)" table:number-matrix-columns-spanned="3" table:number-matrix-rows-spanned="1" table:style-name="ce2">
            <text:p>file1.txt</text:p>
          </table:table-cell>
          <table:table-cell office:value-type="string" office:string-value="19.684999" table:style-name="ce2">
            <text:p>19.684999</text:p>
          </table:table-cell>
          <table:table-cell office:value-type="string" office:string-value="20" table:style-name="ce2">
            <text:p>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le2.txt,13.910000,15</text:p>
          </table:table-cell>
          <table:table-cell office:value-type="string" office:string-value="file2.txt" table:formula="of:=COM.MICROSOFT.TEXTSPLIT([.A7];&quot;,&quot;)" table:number-matrix-columns-spanned="3" table:number-matrix-rows-spanned="1" table:style-name="ce2">
            <text:p>file2.txt</text:p>
          </table:table-cell>
          <table:table-cell office:value-type="string" office:string-value="13.910000" table:style-name="ce2">
            <text:p>13.910000</text:p>
          </table:table-cell>
          <table:table-cell office:value-type="string" office:string-value="15" table:style-name="ce2">
            <text:p>15</text:p>
          </table:table-cell>
          <table:table-cell office:value-type="string" office:string-value="file2.txt" table:formula="of:=COM.MICROSOFT.TEXTSPLIT([.A14];&quot;,&quot;)" table:number-matrix-columns-spanned="3" table:number-matrix-rows-spanned="1" table:style-name="ce2">
            <text:p>file2.txt</text:p>
          </table:table-cell>
          <table:table-cell office:value-type="string" office:string-value="13.980000" table:style-name="ce2">
            <text:p>13.980000</text:p>
          </table:table-cell>
          <table:table-cell office:value-type="string" office:string-value="15" table:style-name="ce2">
            <text:p>1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le3.txt,105.040001,108</text:p>
          </table:table-cell>
          <table:table-cell office:value-type="string" office:string-value="file3.txt" table:formula="of:=COM.MICROSOFT.TEXTSPLIT([.A8];&quot;,&quot;)" table:number-matrix-columns-spanned="3" table:number-matrix-rows-spanned="1" table:style-name="ce2">
            <text:p>file3.txt</text:p>
          </table:table-cell>
          <table:table-cell office:value-type="string" office:string-value="105.040001" table:style-name="ce2">
            <text:p>105.040001</text:p>
          </table:table-cell>
          <table:table-cell office:value-type="string" office:string-value="108" table:style-name="ce2">
            <text:p>108</text:p>
          </table:table-cell>
          <table:table-cell office:value-type="string" office:string-value="file3.txt" table:formula="of:=COM.MICROSOFT.TEXTSPLIT([.A15];&quot;,&quot;)" table:number-matrix-columns-spanned="3" table:number-matrix-rows-spanned="1" table:style-name="ce2">
            <text:p>file3.txt</text:p>
          </table:table-cell>
          <table:table-cell office:value-type="string" office:string-value="104.970001" table:style-name="ce2">
            <text:p>104.970001</text:p>
          </table:table-cell>
          <table:table-cell office:value-type="string" office:string-value="110" table:style-name="ce2">
            <text:p>1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le4.txt,31.709999,46</text:p>
          </table:table-cell>
          <table:table-cell office:value-type="string" office:string-value="file4.txt" table:formula="of:=COM.MICROSOFT.TEXTSPLIT([.A9];&quot;,&quot;)" table:number-matrix-columns-spanned="3" table:number-matrix-rows-spanned="1" table:style-name="ce2">
            <text:p>file4.txt</text:p>
          </table:table-cell>
          <table:table-cell office:value-type="string" office:string-value="31.709999" table:style-name="ce2">
            <text:p>31.709999</text:p>
          </table:table-cell>
          <table:table-cell office:value-type="string" office:string-value="46" table:style-name="ce2">
            <text:p>46</text:p>
          </table:table-cell>
          <table:table-cell office:value-type="string" office:string-value="file4.txt" table:formula="of:=COM.MICROSOFT.TEXTSPLIT([.A16];&quot;,&quot;)" table:number-matrix-columns-spanned="3" table:number-matrix-rows-spanned="1" table:style-name="ce2">
            <text:p>file4.txt</text:p>
          </table:table-cell>
          <table:table-cell office:value-type="string" office:string-value="30.795000" table:style-name="ce2">
            <text:p>30.795000</text:p>
          </table:table-cell>
          <table:table-cell office:value-type="string" office:string-value="46" table:style-name="ce2">
            <text:p>4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le5.txt,20.629999,32</text:p>
          </table:table-cell>
          <table:table-cell office:value-type="string" office:string-value="file5.txt" table:formula="of:=COM.MICROSOFT.TEXTSPLIT([.A10];&quot;,&quot;)" table:number-matrix-columns-spanned="3" table:number-matrix-rows-spanned="1" table:style-name="ce2">
            <text:p>file5.txt</text:p>
          </table:table-cell>
          <table:table-cell office:value-type="string" office:string-value="20.629999" table:style-name="ce2">
            <text:p>20.629999</text:p>
          </table:table-cell>
          <table:table-cell office:value-type="string" office:string-value="32" table:style-name="ce2">
            <text:p>32</text:p>
          </table:table-cell>
          <table:table-cell office:value-type="string" office:string-value="file5.txt" table:formula="of:=COM.MICROSOFT.TEXTSPLIT([.A17];&quot;,&quot;)" table:number-matrix-columns-spanned="3" table:number-matrix-rows-spanned="1" table:style-name="ce2">
            <text:p>file5.txt</text:p>
          </table:table-cell>
          <table:table-cell office:value-type="string" office:string-value="20.379999" table:style-name="ce2">
            <text:p>20.379999</text:p>
          </table:table-cell>
          <table:table-cell office:value-type="string" office:string-value="32" table:style-name="ce2">
            <text:p>32</text:p>
          </table:table-cell>
          <table:table-cell table:number-columns-repeated="16377"/>
        </table:table-row>
        <table:table-row table:style-name="ro1">
          <table:table-cell office:value-type="float" office:value="200" table:style-name="ce1">
            <text:p>200</text:p>
          </table:table-cell>
          <table:table-cell table:number-columns-spanned="6" table:number-rows-spanned="1" table:style-name="ce15"/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1">
            <text:p>teste.txt,5.000000,5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Média</text:p>
          </table:table-cell>
          <table:table-cell office:value-type="string" table:style-name="ce3">
            <text:p>Cust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Média</text:p>
          </table:table-cell>
          <table:table-cell office:value-type="string" table:style-name="ce3">
            <text:p>Cust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le1.txt,19.684999,20</text:p>
          </table:table-cell>
          <table:table-cell office:value-type="string" office:string-value="teste.txt" table:formula="of:=COM.MICROSOFT.TEXTSPLIT([.A19];&quot;,&quot;)" table:number-matrix-columns-spanned="3" table:number-matrix-rows-spanned="1" table:style-name="ce2">
            <text:p>teste.txt</text:p>
          </table:table-cell>
          <table:table-cell office:value-type="string" office:string-value="5.000000" table:style-name="ce2">
            <text:p>5.000000</text:p>
          </table:table-cell>
          <table:table-cell office:value-type="string" office:string-value="5" table:style-name="ce2">
            <text:p>5</text:p>
          </table:table-cell>
          <table:table-cell office:value-type="string" office:string-value="teste.txt" table:formula="of:=COM.MICROSOFT.TEXTSPLIT([.A26];&quot;,&quot;)" table:number-matrix-columns-spanned="3" table:number-matrix-rows-spanned="1" table:style-name="ce2">
            <text:p>teste.txt</text:p>
          </table:table-cell>
          <table:table-cell office:value-type="string" office:string-value="5.000000" table:style-name="ce2">
            <text:p>5.000000</text:p>
          </table:table-cell>
          <table:table-cell office:value-type="string" office:string-value="5" table:style-name="ce2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le2.txt,13.980000,15</text:p>
          </table:table-cell>
          <table:table-cell office:value-type="string" office:string-value="file1.txt" table:formula="of:=COM.MICROSOFT.TEXTSPLIT([.A20];&quot;,&quot;)" table:number-matrix-columns-spanned="3" table:number-matrix-rows-spanned="1" table:style-name="ce2">
            <text:p>file1.txt</text:p>
          </table:table-cell>
          <table:table-cell office:value-type="string" office:string-value="19.730000" table:style-name="ce2">
            <text:p>19.730000</text:p>
          </table:table-cell>
          <table:table-cell office:value-type="string" office:string-value="20" table:style-name="ce2">
            <text:p>20</text:p>
          </table:table-cell>
          <table:table-cell office:value-type="string" office:string-value="file1.txt" table:formula="of:=COM.MICROSOFT.TEXTSPLIT([.A27];&quot;,&quot;)" table:number-matrix-columns-spanned="3" table:number-matrix-rows-spanned="1" table:style-name="ce2">
            <text:p>file1.txt</text:p>
          </table:table-cell>
          <table:table-cell office:value-type="string" office:string-value="19.731001" table:style-name="ce2">
            <text:p>19.731001</text:p>
          </table:table-cell>
          <table:table-cell office:value-type="string" office:string-value="20" table:style-name="ce2">
            <text:p>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le3.txt,104.970001,110</text:p>
          </table:table-cell>
          <table:table-cell office:value-type="string" office:string-value="file2.txt" table:formula="of:=COM.MICROSOFT.TEXTSPLIT([.A21];&quot;,&quot;)" table:number-matrix-columns-spanned="3" table:number-matrix-rows-spanned="1" table:style-name="ce2">
            <text:p>file2.txt</text:p>
          </table:table-cell>
          <table:table-cell office:value-type="string" office:string-value="14.116000" table:style-name="ce2">
            <text:p>14.116000</text:p>
          </table:table-cell>
          <table:table-cell office:value-type="string" office:string-value="15" table:style-name="ce2">
            <text:p>15</text:p>
          </table:table-cell>
          <table:table-cell office:value-type="string" office:string-value="file2.txt" table:formula="of:=COM.MICROSOFT.TEXTSPLIT([.A28];&quot;,&quot;)" table:number-matrix-columns-spanned="3" table:number-matrix-rows-spanned="1" table:style-name="ce2">
            <text:p>file2.txt</text:p>
          </table:table-cell>
          <table:table-cell office:value-type="string" office:string-value="14.067000" table:style-name="ce2">
            <text:p>14.067000</text:p>
          </table:table-cell>
          <table:table-cell office:value-type="string" office:string-value="15" table:style-name="ce2">
            <text:p>1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le4.txt,30.795000,46</text:p>
          </table:table-cell>
          <table:table-cell office:value-type="string" office:string-value="file3.txt" table:formula="of:=COM.MICROSOFT.TEXTSPLIT([.A22];&quot;,&quot;)" table:number-matrix-columns-spanned="3" table:number-matrix-rows-spanned="1" table:style-name="ce2">
            <text:p>file3.txt</text:p>
          </table:table-cell>
          <table:table-cell office:value-type="string" office:string-value="104.942001" table:style-name="ce2">
            <text:p>104.942001</text:p>
          </table:table-cell>
          <table:table-cell office:value-type="string" office:string-value="111" table:style-name="ce2">
            <text:p>111</text:p>
          </table:table-cell>
          <table:table-cell office:value-type="string" office:string-value="file3.txt" table:formula="of:=COM.MICROSOFT.TEXTSPLIT([.A29];&quot;,&quot;)" table:number-matrix-columns-spanned="3" table:number-matrix-rows-spanned="1" table:style-name="ce2">
            <text:p>file3.txt</text:p>
          </table:table-cell>
          <table:table-cell office:value-type="string" office:string-value="104.893997" table:style-name="ce2">
            <text:p>104.893997</text:p>
          </table:table-cell>
          <table:table-cell office:value-type="string" office:string-value="111" table:style-name="ce2">
            <text:p>1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le5.txt,20.379999,32</text:p>
          </table:table-cell>
          <table:table-cell office:value-type="string" office:string-value="file4.txt" table:formula="of:=COM.MICROSOFT.TEXTSPLIT([.A23];&quot;,&quot;)" table:number-matrix-columns-spanned="3" table:number-matrix-rows-spanned="1" table:style-name="ce2">
            <text:p>file4.txt</text:p>
          </table:table-cell>
          <table:table-cell office:value-type="string" office:string-value="30.782000" table:style-name="ce2">
            <text:p>30.782000</text:p>
          </table:table-cell>
          <table:table-cell office:value-type="string" office:string-value="50" table:style-name="ce2">
            <text:p>50</text:p>
          </table:table-cell>
          <table:table-cell office:value-type="string" office:string-value="file4.txt" table:formula="of:=COM.MICROSOFT.TEXTSPLIT([.A30];&quot;,&quot;)" table:number-matrix-columns-spanned="3" table:number-matrix-rows-spanned="1" table:style-name="ce2">
            <text:p>file4.txt</text:p>
          </table:table-cell>
          <table:table-cell office:value-type="string" office:string-value="30.348000" table:style-name="ce2">
            <text:p>30.348000</text:p>
          </table:table-cell>
          <table:table-cell office:value-type="string" office:string-value="54" table:style-name="ce2">
            <text:p>54</text:p>
          </table:table-cell>
          <table:table-cell table:number-columns-repeated="16377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string" office:string-value="file5.txt" table:formula="of:=COM.MICROSOFT.TEXTSPLIT([.A24];&quot;,&quot;)" table:number-matrix-columns-spanned="3" table:number-matrix-rows-spanned="1" table:style-name="ce2">
            <text:p>file5.txt</text:p>
          </table:table-cell>
          <table:table-cell office:value-type="string" office:string-value="20.686001" table:style-name="ce2">
            <text:p>20.686001</text:p>
          </table:table-cell>
          <table:table-cell office:value-type="string" office:string-value="35" table:style-name="ce2">
            <text:p>35</text:p>
          </table:table-cell>
          <table:table-cell office:value-type="string" office:string-value="file5.txt" table:formula="of:=COM.MICROSOFT.TEXTSPLIT([.A31];&quot;,&quot;)" table:number-matrix-columns-spanned="3" table:number-matrix-rows-spanned="1" table:style-name="ce2">
            <text:p>file5.txt</text:p>
          </table:table-cell>
          <table:table-cell office:value-type="string" office:string-value="20.760000" table:style-name="ce2">
            <text:p>20.760000</text:p>
          </table:table-cell>
          <table:table-cell office:value-type="string" office:string-value="38" table:style-name="ce2">
            <text:p>3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este.txt,5.000000,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ile1.txt,19.730000,2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ile2.txt,14.116000,1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ile3.txt,104.942001,11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ile4.txt,30.782000,5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ile5.txt,20.686001,35</text:p>
          </table:table-cell>
          <table:table-cell table:number-columns-repeated="16383" table:style-name="ce1"/>
        </table:table-row>
        <table:table-row table:style-name="ro1">
          <table:table-cell office:value-type="float" office:value="1000" table:style-name="ce1">
            <text:p>100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este.txt,5.000000,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ile1.txt,19.731001,2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ile2.txt,14.067000,1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ile3.txt,104.893997,11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ile4.txt,30.348000,54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ile5.txt,20.760000,38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-----------------------------------------</text:p>
          </table:table-cell>
          <table:table-cell office:value-type="string" office:string-value="-----------------------------------------" table:formula="of:=COM.MICROSOFT.TEXTSPLIT([.A32];&quot;,&quot;)" table:number-matrix-columns-spanned="1" table:number-matrix-rows-spanned="1" table:style-name="ce1">
            <text:p>----------------------------------------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ccept greater iter 500</text:p>
          </table:table-cell>
          <table:table-cell table:style-name="ce4"/>
          <table:table-cell office:value-type="string" table:style-name="ce4">
            <text:p>Média</text:p>
          </table:table-cell>
          <table:table-cell office:value-type="string" table:style-name="ce4">
            <text:p>Cust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Média</text:p>
          </table:table-cell>
          <table:table-cell office:value-type="string" table:style-name="ce4">
            <text:p>Cust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este.txt,5.000000,5</text:p>
          </table:table-cell>
          <table:table-cell office:value-type="string" office:string-value="teste.txt" table:formula="of:=COM.MICROSOFT.TEXTSPLIT([.A34];&quot;,&quot;)" table:number-matrix-columns-spanned="3" table:number-matrix-rows-spanned="1" table:style-name="ce2">
            <text:p>teste.txt</text:p>
          </table:table-cell>
          <table:table-cell office:value-type="string" office:string-value="5.000000" table:style-name="ce2">
            <text:p>5.000000</text:p>
          </table:table-cell>
          <table:table-cell office:value-type="string" office:string-value="5" table:style-name="ce2">
            <text:p>5</text:p>
          </table:table-cell>
          <table:table-cell office:value-type="string" office:string-value="teste.txt" table:formula="of:=COM.MICROSOFT.TEXTSPLIT([.A41];&quot;,&quot;)" table:number-matrix-columns-spanned="3" table:number-matrix-rows-spanned="1" table:style-name="ce2">
            <text:p>teste.txt</text:p>
          </table:table-cell>
          <table:table-cell office:value-type="string" office:string-value="5.000000" table:style-name="ce2">
            <text:p>5.000000</text:p>
          </table:table-cell>
          <table:table-cell office:value-type="string" office:string-value="5" table:style-name="ce2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le1.txt,19.730000,20</text:p>
          </table:table-cell>
          <table:table-cell office:value-type="string" office:string-value="file1.txt" table:formula="of:=COM.MICROSOFT.TEXTSPLIT([.A35];&quot;,&quot;)" table:number-matrix-columns-spanned="3" table:number-matrix-rows-spanned="1" table:style-name="ce2">
            <text:p>file1.txt</text:p>
          </table:table-cell>
          <table:table-cell office:value-type="string" office:string-value="19.730000" table:style-name="ce2">
            <text:p>19.730000</text:p>
          </table:table-cell>
          <table:table-cell office:value-type="string" office:string-value="20" table:style-name="ce2">
            <text:p>20</text:p>
          </table:table-cell>
          <table:table-cell office:value-type="string" office:string-value="file1.txt" table:formula="of:=COM.MICROSOFT.TEXTSPLIT([.A42];&quot;,&quot;)" table:number-matrix-columns-spanned="3" table:number-matrix-rows-spanned="1" table:style-name="ce2">
            <text:p>file1.txt</text:p>
          </table:table-cell>
          <table:table-cell office:value-type="string" office:string-value="19.784000" table:style-name="ce2">
            <text:p>19.784000</text:p>
          </table:table-cell>
          <table:table-cell office:value-type="string" office:string-value="20" table:style-name="ce2">
            <text:p>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le2.txt,14.116000,15</text:p>
          </table:table-cell>
          <table:table-cell office:value-type="string" office:string-value="file2.txt" table:formula="of:=COM.MICROSOFT.TEXTSPLIT([.A36];&quot;,&quot;)" table:number-matrix-columns-spanned="3" table:number-matrix-rows-spanned="1" table:style-name="ce2">
            <text:p>file2.txt</text:p>
          </table:table-cell>
          <table:table-cell office:value-type="string" office:string-value="14.116000" table:style-name="ce2">
            <text:p>14.116000</text:p>
          </table:table-cell>
          <table:table-cell office:value-type="string" office:string-value="15" table:style-name="ce2">
            <text:p>15</text:p>
          </table:table-cell>
          <table:table-cell office:value-type="string" office:string-value="file2.txt" table:formula="of:=COM.MICROSOFT.TEXTSPLIT([.A43];&quot;,&quot;)" table:number-matrix-columns-spanned="3" table:number-matrix-rows-spanned="1" table:style-name="ce2">
            <text:p>file2.txt</text:p>
          </table:table-cell>
          <table:table-cell office:value-type="string" office:string-value="14.520000" table:style-name="ce2">
            <text:p>14.520000</text:p>
          </table:table-cell>
          <table:table-cell office:value-type="string" office:string-value="15" table:style-name="ce2">
            <text:p>1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le3.txt,104.942001,111</text:p>
          </table:table-cell>
          <table:table-cell office:value-type="string" office:string-value="file3.txt" table:formula="of:=COM.MICROSOFT.TEXTSPLIT([.A37];&quot;,&quot;)" table:number-matrix-columns-spanned="3" table:number-matrix-rows-spanned="1" table:style-name="ce2">
            <text:p>file3.txt</text:p>
          </table:table-cell>
          <table:table-cell office:value-type="string" office:string-value="104.942001" table:style-name="ce2">
            <text:p>104.942001</text:p>
          </table:table-cell>
          <table:table-cell office:value-type="string" office:string-value="111" table:style-name="ce2">
            <text:p>111</text:p>
          </table:table-cell>
          <table:table-cell office:value-type="string" office:string-value="file3.txt" table:formula="of:=COM.MICROSOFT.TEXTSPLIT([.A44];&quot;,&quot;)" table:number-matrix-columns-spanned="3" table:number-matrix-rows-spanned="1" table:style-name="ce2">
            <text:p>file3.txt</text:p>
          </table:table-cell>
          <table:table-cell office:value-type="string" office:string-value="105.269997" table:style-name="ce2">
            <text:p>105.269997</text:p>
          </table:table-cell>
          <table:table-cell office:value-type="string" office:string-value="110" table:style-name="ce2">
            <text:p>1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le4.txt,30.782000,50</text:p>
          </table:table-cell>
          <table:table-cell office:value-type="string" office:string-value="file4.txt" table:formula="of:=COM.MICROSOFT.TEXTSPLIT([.A38];&quot;,&quot;)" table:number-matrix-columns-spanned="3" table:number-matrix-rows-spanned="1" table:style-name="ce2">
            <text:p>file4.txt</text:p>
          </table:table-cell>
          <table:table-cell office:value-type="string" office:string-value="30.782000" table:style-name="ce2">
            <text:p>30.782000</text:p>
          </table:table-cell>
          <table:table-cell office:value-type="string" office:string-value="50" table:style-name="ce2">
            <text:p>50</text:p>
          </table:table-cell>
          <table:table-cell office:value-type="string" office:string-value="file4.txt" table:formula="of:=COM.MICROSOFT.TEXTSPLIT([.A45];&quot;,&quot;)" table:number-matrix-columns-spanned="3" table:number-matrix-rows-spanned="1" table:style-name="ce2">
            <text:p>file4.txt</text:p>
          </table:table-cell>
          <table:table-cell office:value-type="string" office:string-value="30.521999" table:style-name="ce2">
            <text:p>30.521999</text:p>
          </table:table-cell>
          <table:table-cell office:value-type="string" office:string-value="56" table:style-name="ce2">
            <text:p>5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le5.txt,20.686001,35</text:p>
          </table:table-cell>
          <table:table-cell office:value-type="string" office:string-value="file5.txt" table:formula="of:=COM.MICROSOFT.TEXTSPLIT([.A39];&quot;,&quot;)" table:number-matrix-columns-spanned="3" table:number-matrix-rows-spanned="1" table:style-name="ce2">
            <text:p>file5.txt</text:p>
          </table:table-cell>
          <table:table-cell office:value-type="string" office:string-value="20.686001" table:style-name="ce2">
            <text:p>20.686001</text:p>
          </table:table-cell>
          <table:table-cell office:value-type="string" office:string-value="35" table:style-name="ce2">
            <text:p>35</text:p>
          </table:table-cell>
          <table:table-cell office:value-type="string" office:string-value="file5.txt" table:formula="of:=COM.MICROSOFT.TEXTSPLIT([.A46];&quot;,&quot;)" table:number-matrix-columns-spanned="3" table:number-matrix-rows-spanned="1" table:style-name="ce2">
            <text:p>file5.txt</text:p>
          </table:table-cell>
          <table:table-cell office:value-type="string" office:string-value="20.856001" table:style-name="ce2">
            <text:p>20.856001</text:p>
          </table:table-cell>
          <table:table-cell office:value-type="string" office:string-value="38" table:style-name="ce2">
            <text:p>3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ccept equal variation iter 50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este.txt,5.000000,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ile1.txt,19.784000,2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ile2.txt,14.520000,1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ile3.txt,105.269997,11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ile4.txt,30.521999,56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ile5.txt,20.856001,38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-----------------------------------------</text:p>
          </table:table-cell>
          <table:table-cell office:value-type="string" office:string-value="-----------------------------------------" table:formula="of:=COM.MICROSOFT.TEXTSPLIT([.A47];&quot;,&quot;)" table:number-matrix-columns-spanned="1" table:number-matrix-rows-spanned="1" table:style-name="ce1">
            <text:p>----------------------------------------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eighbour variation 1,2,3,4 <text:s/>-----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neighbour 1</text:p>
          </table:table-cell>
          <table:table-cell table:style-name="ce5"/>
          <table:table-cell office:value-type="string" table:style-name="ce5">
            <text:p>Média</text:p>
          </table:table-cell>
          <table:table-cell office:value-type="string" table:style-name="ce5">
            <text:p>Custo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Média</text:p>
          </table:table-cell>
          <table:table-cell office:value-type="string" table:style-name="ce5">
            <text:p>Cust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este.txt,5.000000,5</text:p>
          </table:table-cell>
          <table:table-cell office:value-type="string" office:string-value="teste.txt" table:formula="of:=COM.MICROSOFT.TEXTSPLIT([.A50];&quot;,&quot;)" table:number-matrix-columns-spanned="3" table:number-matrix-rows-spanned="1" table:style-name="ce2">
            <text:p>teste.txt</text:p>
          </table:table-cell>
          <table:table-cell office:value-type="string" office:string-value="5.000000" table:style-name="ce2">
            <text:p>5.000000</text:p>
          </table:table-cell>
          <table:table-cell office:value-type="string" office:string-value="5" table:style-name="ce2">
            <text:p>5</text:p>
          </table:table-cell>
          <table:table-cell office:value-type="string" office:string-value="teste.txt" table:formula="of:=COM.MICROSOFT.TEXTSPLIT([.A57];&quot;,&quot;)" table:number-matrix-columns-spanned="3" table:number-matrix-rows-spanned="1" table:style-name="ce2">
            <text:p>teste.txt</text:p>
          </table:table-cell>
          <table:table-cell office:value-type="string" office:string-value="3.890000" table:style-name="ce2">
            <text:p>3.890000</text:p>
          </table:table-cell>
          <table:table-cell office:value-type="string" office:string-value="5" table:style-name="ce2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le1.txt,19.784000,20</text:p>
          </table:table-cell>
          <table:table-cell office:value-type="string" office:string-value="file1.txt" table:formula="of:=COM.MICROSOFT.TEXTSPLIT([.A51];&quot;,&quot;)" table:number-matrix-columns-spanned="3" table:number-matrix-rows-spanned="1" table:style-name="ce2">
            <text:p>file1.txt</text:p>
          </table:table-cell>
          <table:table-cell office:value-type="string" office:string-value="19.784000" table:style-name="ce2">
            <text:p>19.784000</text:p>
          </table:table-cell>
          <table:table-cell office:value-type="string" office:string-value="20" table:style-name="ce2">
            <text:p>20</text:p>
          </table:table-cell>
          <table:table-cell office:value-type="string" office:string-value="file1.txt" table:formula="of:=COM.MICROSOFT.TEXTSPLIT([.A58];&quot;,&quot;)" table:number-matrix-columns-spanned="3" table:number-matrix-rows-spanned="1" table:style-name="ce2">
            <text:p>file1.txt</text:p>
          </table:table-cell>
          <table:table-cell office:value-type="string" office:string-value="18.840000" table:style-name="ce2">
            <text:p>18.840000</text:p>
          </table:table-cell>
          <table:table-cell office:value-type="string" office:string-value="20" table:style-name="ce2">
            <text:p>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le2.txt,14.520000,15</text:p>
          </table:table-cell>
          <table:table-cell office:value-type="string" office:string-value="file2.txt" table:formula="of:=COM.MICROSOFT.TEXTSPLIT([.A52];&quot;,&quot;)" table:number-matrix-columns-spanned="3" table:number-matrix-rows-spanned="1" table:style-name="ce2">
            <text:p>file2.txt</text:p>
          </table:table-cell>
          <table:table-cell office:value-type="string" office:string-value="14.520000" table:style-name="ce2">
            <text:p>14.520000</text:p>
          </table:table-cell>
          <table:table-cell office:value-type="string" office:string-value="15" table:style-name="ce2">
            <text:p>15</text:p>
          </table:table-cell>
          <table:table-cell office:value-type="string" office:string-value="file2.txt" table:formula="of:=COM.MICROSOFT.TEXTSPLIT([.A59];&quot;,&quot;)" table:number-matrix-columns-spanned="3" table:number-matrix-rows-spanned="1" table:style-name="ce2">
            <text:p>file2.txt</text:p>
          </table:table-cell>
          <table:table-cell office:value-type="string" office:string-value="12.536000" table:style-name="ce2">
            <text:p>12.536000</text:p>
          </table:table-cell>
          <table:table-cell office:value-type="string" office:string-value="15" table:style-name="ce2">
            <text:p>1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le3.txt,105.269997,110</text:p>
          </table:table-cell>
          <table:table-cell office:value-type="string" office:string-value="file3.txt" table:formula="of:=COM.MICROSOFT.TEXTSPLIT([.A53];&quot;,&quot;)" table:number-matrix-columns-spanned="3" table:number-matrix-rows-spanned="1" table:style-name="ce2">
            <text:p>file3.txt</text:p>
          </table:table-cell>
          <table:table-cell office:value-type="string" office:string-value="105.269997" table:style-name="ce2">
            <text:p>105.269997</text:p>
          </table:table-cell>
          <table:table-cell office:value-type="string" office:string-value="110" table:style-name="ce2">
            <text:p>110</text:p>
          </table:table-cell>
          <table:table-cell office:value-type="string" office:string-value="file3.txt" table:formula="of:=COM.MICROSOFT.TEXTSPLIT([.A60];&quot;,&quot;)" table:number-matrix-columns-spanned="3" table:number-matrix-rows-spanned="1" table:style-name="ce2">
            <text:p>file3.txt</text:p>
          </table:table-cell>
          <table:table-cell office:value-type="string" office:string-value="102.209999" table:style-name="ce2">
            <text:p>102.209999</text:p>
          </table:table-cell>
          <table:table-cell office:value-type="string" office:string-value="108" table:style-name="ce2">
            <text:p>10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le4.txt,30.521999,56</text:p>
          </table:table-cell>
          <table:table-cell office:value-type="string" office:string-value="file4.txt" table:formula="of:=COM.MICROSOFT.TEXTSPLIT([.A54];&quot;,&quot;)" table:number-matrix-columns-spanned="3" table:number-matrix-rows-spanned="1" table:style-name="ce2">
            <text:p>file4.txt</text:p>
          </table:table-cell>
          <table:table-cell office:value-type="string" office:string-value="30.521999" table:style-name="ce2">
            <text:p>30.521999</text:p>
          </table:table-cell>
          <table:table-cell office:value-type="string" office:string-value="56" table:style-name="ce2">
            <text:p>56</text:p>
          </table:table-cell>
          <table:table-cell office:value-type="string" office:string-value="file4.txt" table:formula="of:=COM.MICROSOFT.TEXTSPLIT([.A61];&quot;,&quot;)" table:number-matrix-columns-spanned="3" table:number-matrix-rows-spanned="1" table:style-name="ce2">
            <text:p>file4.txt</text:p>
          </table:table-cell>
          <table:table-cell office:value-type="string" office:string-value="16.332001" table:style-name="ce2">
            <text:p>16.332001</text:p>
          </table:table-cell>
          <table:table-cell office:value-type="string" office:string-value="40" table:style-name="ce2">
            <text:p>4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le5.txt,20.856001,38</text:p>
          </table:table-cell>
          <table:table-cell office:value-type="string" office:string-value="file5.txt" table:formula="of:=COM.MICROSOFT.TEXTSPLIT([.A55];&quot;,&quot;)" table:number-matrix-columns-spanned="3" table:number-matrix-rows-spanned="1" table:style-name="ce2">
            <text:p>file5.txt</text:p>
          </table:table-cell>
          <table:table-cell office:value-type="string" office:string-value="20.856001" table:style-name="ce2">
            <text:p>20.856001</text:p>
          </table:table-cell>
          <table:table-cell office:value-type="string" office:string-value="38" table:style-name="ce2">
            <text:p>38</text:p>
          </table:table-cell>
          <table:table-cell office:value-type="string" office:string-value="file5.txt" table:formula="of:=COM.MICROSOFT.TEXTSPLIT([.A62];&quot;,&quot;)" table:number-matrix-columns-spanned="3" table:number-matrix-rows-spanned="1" table:style-name="ce2">
            <text:p>file5.txt</text:p>
          </table:table-cell>
          <table:table-cell office:value-type="string" office:string-value="9.160000" table:style-name="ce2">
            <text:p>9.160000</text:p>
          </table:table-cell>
          <table:table-cell office:value-type="string" office:string-value="23" table:style-name="ce2">
            <text:p>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eighbour 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este.txt,3.890000,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ile1.txt,18.840000,2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ile2.txt,12.536000,1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ile3.txt,102.209999,108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ile4.txt,16.332001,4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ile5.txt,9.160000,2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neighbour 3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Média</text:p>
          </table:table-cell>
          <table:table-cell office:value-type="string" table:style-name="ce5">
            <text:p>Custo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Média</text:p>
          </table:table-cell>
          <table:table-cell office:value-type="string" table:style-name="ce5">
            <text:p>Cust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este.txt,4.164000,5</text:p>
          </table:table-cell>
          <table:table-cell office:value-type="string" office:string-value="teste.txt" table:formula="of:=COM.MICROSOFT.TEXTSPLIT([.A64];&quot;,&quot;)" table:number-matrix-columns-spanned="3" table:number-matrix-rows-spanned="1" table:style-name="ce2">
            <text:p>teste.txt</text:p>
          </table:table-cell>
          <table:table-cell office:value-type="string" office:string-value="4.164000" table:style-name="ce2">
            <text:p>4.164000</text:p>
          </table:table-cell>
          <table:table-cell office:value-type="string" office:string-value="5" table:style-name="ce2">
            <text:p>5</text:p>
          </table:table-cell>
          <table:table-cell office:value-type="string" office:string-value="teste.txt" table:formula="of:=COM.MICROSOFT.TEXTSPLIT([.A71];&quot;,&quot;)" table:number-matrix-columns-spanned="3" table:number-matrix-rows-spanned="1" table:style-name="ce2">
            <text:p>teste.txt</text:p>
          </table:table-cell>
          <table:table-cell office:value-type="string" office:string-value="4.918000" table:style-name="ce2">
            <text:p>4.918000</text:p>
          </table:table-cell>
          <table:table-cell office:value-type="string" office:string-value="5" table:style-name="ce2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le1.txt,19.058001,20</text:p>
          </table:table-cell>
          <table:table-cell office:value-type="string" office:string-value="file1.txt" table:formula="of:=COM.MICROSOFT.TEXTSPLIT([.A65];&quot;,&quot;)" table:number-matrix-columns-spanned="3" table:number-matrix-rows-spanned="1" table:style-name="ce2">
            <text:p>file1.txt</text:p>
          </table:table-cell>
          <table:table-cell office:value-type="string" office:string-value="19.058001" table:style-name="ce2">
            <text:p>19.058001</text:p>
          </table:table-cell>
          <table:table-cell office:value-type="string" office:string-value="20" table:style-name="ce2">
            <text:p>20</text:p>
          </table:table-cell>
          <table:table-cell office:value-type="string" office:string-value="file1.txt" table:formula="of:=COM.MICROSOFT.TEXTSPLIT([.A72];&quot;,&quot;)" table:number-matrix-columns-spanned="3" table:number-matrix-rows-spanned="1" table:style-name="ce2">
            <text:p>file1.txt</text:p>
          </table:table-cell>
          <table:table-cell office:value-type="string" office:string-value="19.242001" table:style-name="ce2">
            <text:p>19.242001</text:p>
          </table:table-cell>
          <table:table-cell office:value-type="string" office:string-value="20" table:style-name="ce2">
            <text:p>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le2.txt,12.116000,15</text:p>
          </table:table-cell>
          <table:table-cell office:value-type="string" office:string-value="file2.txt" table:formula="of:=COM.MICROSOFT.TEXTSPLIT([.A66];&quot;,&quot;)" table:number-matrix-columns-spanned="3" table:number-matrix-rows-spanned="1" table:style-name="ce2">
            <text:p>file2.txt</text:p>
          </table:table-cell>
          <table:table-cell office:value-type="string" office:string-value="12.116000" table:style-name="ce2">
            <text:p>12.116000</text:p>
          </table:table-cell>
          <table:table-cell office:value-type="string" office:string-value="15" table:style-name="ce2">
            <text:p>15</text:p>
          </table:table-cell>
          <table:table-cell office:value-type="string" office:string-value="file2.txt" table:formula="of:=COM.MICROSOFT.TEXTSPLIT([.A73];&quot;,&quot;)" table:number-matrix-columns-spanned="3" table:number-matrix-rows-spanned="1" table:style-name="ce2">
            <text:p>file2.txt</text:p>
          </table:table-cell>
          <table:table-cell office:value-type="string" office:string-value="12.640000" table:style-name="ce2">
            <text:p>12.640000</text:p>
          </table:table-cell>
          <table:table-cell office:value-type="string" office:string-value="15" table:style-name="ce2">
            <text:p>1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le3.txt,102.671997,108</text:p>
          </table:table-cell>
          <table:table-cell office:value-type="string" office:string-value="file3.txt" table:formula="of:=COM.MICROSOFT.TEXTSPLIT([.A67];&quot;,&quot;)" table:number-matrix-columns-spanned="3" table:number-matrix-rows-spanned="1" table:style-name="ce2">
            <text:p>file3.txt</text:p>
          </table:table-cell>
          <table:table-cell office:value-type="string" office:string-value="102.671997" table:style-name="ce2">
            <text:p>102.671997</text:p>
          </table:table-cell>
          <table:table-cell office:value-type="string" office:string-value="108" table:style-name="ce2">
            <text:p>108</text:p>
          </table:table-cell>
          <table:table-cell office:value-type="string" office:string-value="file3.txt" table:formula="of:=COM.MICROSOFT.TEXTSPLIT([.A74];&quot;,&quot;)" table:number-matrix-columns-spanned="3" table:number-matrix-rows-spanned="1" table:style-name="ce2">
            <text:p>file3.txt</text:p>
          </table:table-cell>
          <table:table-cell office:value-type="string" office:string-value="101.585999" table:style-name="ce2">
            <text:p>101.585999</text:p>
          </table:table-cell>
          <table:table-cell office:value-type="string" office:string-value="106" table:style-name="ce2">
            <text:p>10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le4.txt,18.548000,36</text:p>
          </table:table-cell>
          <table:table-cell office:value-type="string" office:string-value="file4.txt" table:formula="of:=COM.MICROSOFT.TEXTSPLIT([.A68];&quot;,&quot;)" table:number-matrix-columns-spanned="3" table:number-matrix-rows-spanned="1" table:style-name="ce2">
            <text:p>file4.txt</text:p>
          </table:table-cell>
          <table:table-cell office:value-type="string" office:string-value="18.548000" table:style-name="ce2">
            <text:p>18.548000</text:p>
          </table:table-cell>
          <table:table-cell office:value-type="string" office:string-value="36" table:style-name="ce2">
            <text:p>36</text:p>
          </table:table-cell>
          <table:table-cell office:value-type="string" office:string-value="file4.txt" table:formula="of:=COM.MICROSOFT.TEXTSPLIT([.A75];&quot;,&quot;)" table:number-matrix-columns-spanned="3" table:number-matrix-rows-spanned="1" table:style-name="ce2">
            <text:p>file4.txt</text:p>
          </table:table-cell>
          <table:table-cell office:value-type="string" office:string-value="19.488001" table:style-name="ce2">
            <text:p>19.488001</text:p>
          </table:table-cell>
          <table:table-cell office:value-type="string" office:string-value="34" table:style-name="ce2">
            <text:p>3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le5.txt,11.490000,32</text:p>
          </table:table-cell>
          <table:table-cell office:value-type="string" office:string-value="file5.txt" table:formula="of:=COM.MICROSOFT.TEXTSPLIT([.A69];&quot;,&quot;)" table:number-matrix-columns-spanned="3" table:number-matrix-rows-spanned="1" table:style-name="ce2">
            <text:p>file5.txt</text:p>
          </table:table-cell>
          <table:table-cell office:value-type="string" office:string-value="11.490000" table:style-name="ce2">
            <text:p>11.490000</text:p>
          </table:table-cell>
          <table:table-cell office:value-type="string" office:string-value="32" table:style-name="ce2">
            <text:p>32</text:p>
          </table:table-cell>
          <table:table-cell office:value-type="string" office:string-value="file5.txt" table:formula="of:=COM.MICROSOFT.TEXTSPLIT([.A76];&quot;,&quot;)" table:number-matrix-columns-spanned="3" table:number-matrix-rows-spanned="1" table:style-name="ce2">
            <text:p>file5.txt</text:p>
          </table:table-cell>
          <table:table-cell office:value-type="string" office:string-value="14.128000" table:style-name="ce2">
            <text:p>14.128000</text:p>
          </table:table-cell>
          <table:table-cell office:value-type="string" office:string-value="30" table:style-name="ce2">
            <text:p>3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eighbour 4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este.txt,4.918000,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ile1.txt,19.242001,2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ile2.txt,12.640000,1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ile3.txt,101.585999,106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ile4.txt,19.488001,34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ile5.txt,14.128000,3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-----------------------------------------</text:p>
          </table:table-cell>
          <table:table-cell table:number-columns-repeated="16383" table:style-name="ce1"/>
        </table:table-row>
        <table:table-row table:number-rows-repeated="1048499" table:style-name="ro1">
          <table:table-cell table:number-columns-repeated="16384"/>
        </table:table-row>
      </table:table>
      <table:table table:name="Genetico" table:style-name="ta1">
        <table:table-column table:style-name="co1" table:number-columns-repeated="3" table:default-cell-style-name="ce1"/>
        <table:table-column table:style-name="co4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1">
            <text:p>----------------------------------------------------------------------------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Iter variation 100, 200, 500, 1000 -----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Iter variation 100, pm: 0.010000, pr: 0.100000, popsize: 10</text:p>
          </table:table-cell>
          <table:table-cell table:number-columns-repeated="6" table:style-name="ce10"/>
          <table:table-cell table:number-columns-repeated="16377"/>
        </table:table-row>
        <table:table-row table:style-name="ro1">
          <table:table-cell office:value-type="string" table:style-name="ce1">
            <text:p><text:s/>file1.txt,19.110001,20.000000</text:p>
          </table:table-cell>
          <table:table-cell office:value-type="string" office:string-value=" file1.txt" table:formula="of:=COM.MICROSOFT.TEXTSPLIT([.A4];&quot;,&quot;)" table:number-matrix-columns-spanned="3" table:number-matrix-rows-spanned="1" table:style-name="ce2">
            <text:p><text:s/>file1.txt</text:p>
          </table:table-cell>
          <table:table-cell office:value-type="string" office:string-value="19.110001" table:style-name="ce2">
            <text:p>19.110001</text:p>
          </table:table-cell>
          <table:table-cell office:value-type="string" office:string-value="20.000000" table:style-name="ce2">
            <text:p>20.000000</text:p>
          </table:table-cell>
          <table:table-cell office:value-type="string" office:string-value=" file1.txt" table:formula="of:=COM.MICROSOFT.TEXTSPLIT([.A12];&quot;,&quot;)" table:number-matrix-columns-spanned="3" table:number-matrix-rows-spanned="1" table:style-name="ce2">
            <text:p><text:s/>file1.txt</text:p>
          </table:table-cell>
          <table:table-cell office:value-type="string" office:string-value="19.080000" table:style-name="ce2">
            <text:p>19.080000</text:p>
          </table:table-cell>
          <table:table-cell office:value-type="string" office:string-value="20.000000" table:style-name="ce2">
            <text:p>20.0000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<text:s/>file2.txt,10.660000,14.000000</text:p>
          </table:table-cell>
          <table:table-cell office:value-type="string" office:string-value=" file2.txt" table:formula="of:=COM.MICROSOFT.TEXTSPLIT([.A5];&quot;,&quot;)" table:number-matrix-columns-spanned="3" table:number-matrix-rows-spanned="1" table:style-name="ce2">
            <text:p><text:s/>file2.txt</text:p>
          </table:table-cell>
          <table:table-cell office:value-type="string" office:string-value="10.660000" table:style-name="ce2">
            <text:p>10.660000</text:p>
          </table:table-cell>
          <table:table-cell office:value-type="string" office:string-value="14.000000" table:style-name="ce2">
            <text:p>14.000000</text:p>
          </table:table-cell>
          <table:table-cell office:value-type="string" office:string-value=" file2.txt" table:formula="of:=COM.MICROSOFT.TEXTSPLIT([.A13];&quot;,&quot;)" table:number-matrix-columns-spanned="3" table:number-matrix-rows-spanned="1" table:style-name="ce2">
            <text:p><text:s/>file2.txt</text:p>
          </table:table-cell>
          <table:table-cell office:value-type="string" office:string-value="10.685000" table:style-name="ce2">
            <text:p>10.685000</text:p>
          </table:table-cell>
          <table:table-cell office:value-type="string" office:string-value="14.000000" table:style-name="ce2">
            <text:p>14.0000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<text:s/>file3.txt,99.139999,103.000000</text:p>
          </table:table-cell>
          <table:table-cell office:value-type="string" office:string-value=" file3.txt" table:formula="of:=COM.MICROSOFT.TEXTSPLIT([.A6];&quot;,&quot;)" table:number-matrix-columns-spanned="3" table:number-matrix-rows-spanned="1" table:style-name="ce2">
            <text:p><text:s/>file3.txt</text:p>
          </table:table-cell>
          <table:table-cell office:value-type="string" office:string-value="99.139999" table:style-name="ce2">
            <text:p>99.139999</text:p>
          </table:table-cell>
          <table:table-cell office:value-type="string" office:string-value="103.000000" table:style-name="ce2">
            <text:p>103.000000</text:p>
          </table:table-cell>
          <table:table-cell office:value-type="string" office:string-value=" file3.txt" table:formula="of:=COM.MICROSOFT.TEXTSPLIT([.A14];&quot;,&quot;)" table:number-matrix-columns-spanned="3" table:number-matrix-rows-spanned="1" table:style-name="ce2">
            <text:p><text:s/>file3.txt</text:p>
          </table:table-cell>
          <table:table-cell office:value-type="string" office:string-value="99.195000" table:style-name="ce2">
            <text:p>99.195000</text:p>
          </table:table-cell>
          <table:table-cell office:value-type="string" office:string-value="105.000000" table:style-name="ce2">
            <text:p>105.0000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<text:s/>file4.txt,10.470000,15.000000</text:p>
          </table:table-cell>
          <table:table-cell office:value-type="string" office:string-value=" file4.txt" table:formula="of:=COM.MICROSOFT.TEXTSPLIT([.A7];&quot;,&quot;)" table:number-matrix-columns-spanned="3" table:number-matrix-rows-spanned="1" table:style-name="ce2">
            <text:p><text:s/>file4.txt</text:p>
          </table:table-cell>
          <table:table-cell office:value-type="string" office:string-value="10.470000" table:style-name="ce2">
            <text:p>10.470000</text:p>
          </table:table-cell>
          <table:table-cell office:value-type="string" office:string-value="15.000000" table:style-name="ce2">
            <text:p>15.000000</text:p>
          </table:table-cell>
          <table:table-cell office:value-type="string" office:string-value=" file4.txt" table:formula="of:=COM.MICROSOFT.TEXTSPLIT([.A15];&quot;,&quot;)" table:number-matrix-columns-spanned="3" table:number-matrix-rows-spanned="1" table:style-name="ce2">
            <text:p><text:s/>file4.txt</text:p>
          </table:table-cell>
          <table:table-cell office:value-type="string" office:string-value="10.760000" table:style-name="ce2">
            <text:p>10.760000</text:p>
          </table:table-cell>
          <table:table-cell office:value-type="string" office:string-value="19.000000" table:style-name="ce2">
            <text:p>19.0000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<text:s/>file5.txt,7.040000,11.000000</text:p>
          </table:table-cell>
          <table:table-cell office:value-type="string" office:string-value=" file5.txt" table:formula="of:=COM.MICROSOFT.TEXTSPLIT([.A8];&quot;,&quot;)" table:number-matrix-columns-spanned="3" table:number-matrix-rows-spanned="1" table:style-name="ce2">
            <text:p><text:s/>file5.txt</text:p>
          </table:table-cell>
          <table:table-cell office:value-type="string" office:string-value="7.040000" table:style-name="ce2">
            <text:p>7.040000</text:p>
          </table:table-cell>
          <table:table-cell office:value-type="string" office:string-value="11.000000" table:style-name="ce2">
            <text:p>11.000000</text:p>
          </table:table-cell>
          <table:table-cell office:value-type="string" office:string-value=" file5.txt" table:formula="of:=COM.MICROSOFT.TEXTSPLIT([.A16];&quot;,&quot;)" table:number-matrix-columns-spanned="3" table:number-matrix-rows-spanned="1" table:style-name="ce2">
            <text:p><text:s/>file5.txt</text:p>
          </table:table-cell>
          <table:table-cell office:value-type="string" office:string-value="7.045000" table:style-name="ce2">
            <text:p>7.045000</text:p>
          </table:table-cell>
          <table:table-cell office:value-type="string" office:string-value="11.000000" table:style-name="ce2">
            <text:p>11.0000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<text:s/>teste.txt,4.410000,5.000000</text:p>
          </table:table-cell>
          <table:table-cell office:value-type="string" office:string-value=" teste.txt" table:formula="of:=COM.MICROSOFT.TEXTSPLIT([.A9];&quot;,&quot;)" table:number-matrix-columns-spanned="3" table:number-matrix-rows-spanned="1" table:style-name="ce2">
            <text:p><text:s/>teste.txt</text:p>
          </table:table-cell>
          <table:table-cell office:value-type="string" office:string-value="4.410000" table:style-name="ce2">
            <text:p>4.410000</text:p>
          </table:table-cell>
          <table:table-cell office:value-type="string" office:string-value="5.000000" table:style-name="ce9">
            <text:p>5.000000</text:p>
          </table:table-cell>
          <table:table-cell office:value-type="string" office:string-value=" teste.txt" table:formula="of:=COM.MICROSOFT.TEXTSPLIT([.A17];&quot;,&quot;)" table:number-matrix-columns-spanned="3" table:number-matrix-rows-spanned="1" table:style-name="ce2">
            <text:p><text:s/>teste.txt</text:p>
          </table:table-cell>
          <table:table-cell office:value-type="string" office:string-value="4.485000" table:style-name="ce2">
            <text:p>4.485000</text:p>
          </table:table-cell>
          <table:table-cell office:value-type="string" office:string-value="5.000000" table:style-name="ce2">
            <text:p>5.0000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--------------------------</text:p>
          </table:table-cell>
          <table:table-cell office:value-type="string" office:string-value="--------------------------" table:formula="of:=COM.MICROSOFT.TEXTSPLIT([.A10];&quot;,&quot;)" table:number-matrix-columns-spanned="1" table:number-matrix-rows-spanned="1" table:style-name="ce1">
            <text:p>-------------------------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Iter variation 200, pm: 0.010000, pr: 0.100000, popsize: 10</text:p>
          </table:table-cell>
          <table:table-cell office:value-type="string" office:string-value="Iter variation 200" table:formula="of:=COM.MICROSOFT.TEXTSPLIT([.A11];&quot;,&quot;)" table:number-matrix-columns-spanned="4" table:number-matrix-rows-spanned="1" table:style-name="ce1">
            <text:p>Iter variation 200</text:p>
          </table:table-cell>
          <table:table-cell office:value-type="string" office:string-value=" pm: 0.010000" table:style-name="ce1">
            <text:p><text:s/>pm: 0.010000</text:p>
          </table:table-cell>
          <table:table-cell office:value-type="string" office:string-value=" pr: 0.100000" table:style-name="ce1">
            <text:p><text:s/>pr: 0.100000</text:p>
          </table:table-cell>
          <table:table-cell office:value-type="string" office:string-value=" popsize: 10" table:style-name="ce1">
            <text:p><text:s/>popsize: 1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s/>file1.txt,19.080000,20.00000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/>file2.txt,10.685000,14.00000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/>file3.txt,99.195000,105.00000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/>file4.txt,10.760000,19.00000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/>file5.txt,7.045000,11.00000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/>teste.txt,4.485000,5.00000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--------------------------</text:p>
          </table:table-cell>
          <table:table-cell office:value-type="string" office:string-value="--------------------------" table:formula="of:=COM.MICROSOFT.TEXTSPLIT([.A18];&quot;,&quot;)" table:number-matrix-columns-spanned="1" table:number-matrix-rows-spanned="1" table:style-name="ce1">
            <text:p>-------------------------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Iter variation 500, pm: 0.010000, pr: 0.100000, popsize: 10</text:p>
          </table:table-cell>
          <table:table-cell office:value-type="string" office:string-value="Iter variation 500" table:formula="of:=COM.MICROSOFT.TEXTSPLIT([.A19];&quot;,&quot;)" table:number-matrix-columns-spanned="4" table:number-matrix-rows-spanned="1" table:style-name="ce10">
            <text:p>Iter variation 500</text:p>
          </table:table-cell>
          <table:table-cell office:value-type="string" office:string-value=" pm: 0.010000" table:style-name="ce10">
            <text:p><text:s/>pm: 0.010000</text:p>
          </table:table-cell>
          <table:table-cell office:value-type="string" office:string-value=" pr: 0.100000" table:style-name="ce10">
            <text:p><text:s/>pr: 0.100000</text:p>
          </table:table-cell>
          <table:table-cell office:value-type="string" office:string-value=" popsize: 10" table:style-name="ce10">
            <text:p><text:s/>popsize: 10</text:p>
          </table:table-cell>
          <table:table-cell table:number-columns-repeated="2" table:style-name="ce10"/>
          <table:table-cell table:number-columns-repeated="16377"/>
        </table:table-row>
        <table:table-row table:style-name="ro1">
          <table:table-cell office:value-type="string" table:style-name="ce1">
            <text:p><text:s/>file1.txt,19.076000,20.000000</text:p>
          </table:table-cell>
          <table:table-cell office:value-type="string" office:string-value=" file1.txt" table:formula="of:=COM.MICROSOFT.TEXTSPLIT([.A20];&quot;,&quot;)" table:number-matrix-columns-spanned="3" table:number-matrix-rows-spanned="1" table:style-name="ce2">
            <text:p><text:s/>file1.txt</text:p>
          </table:table-cell>
          <table:table-cell office:value-type="string" office:string-value="19.076000" table:style-name="ce2">
            <text:p>19.076000</text:p>
          </table:table-cell>
          <table:table-cell office:value-type="string" office:string-value="20.000000" table:style-name="ce2">
            <text:p>20.000000</text:p>
          </table:table-cell>
          <table:table-cell office:value-type="string" office:string-value=" file1.txt" table:formula="of:=COM.MICROSOFT.TEXTSPLIT([.A28];&quot;,&quot;)" table:number-matrix-columns-spanned="3" table:number-matrix-rows-spanned="1" table:style-name="ce2">
            <text:p><text:s/>file1.txt</text:p>
          </table:table-cell>
          <table:table-cell office:value-type="string" office:string-value="19.063999" table:style-name="ce2">
            <text:p>19.063999</text:p>
          </table:table-cell>
          <table:table-cell office:value-type="string" office:string-value="20.000000" table:style-name="ce2">
            <text:p>20.0000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<text:s/>file2.txt,10.682000,14.000000</text:p>
          </table:table-cell>
          <table:table-cell office:value-type="string" office:string-value=" file2.txt" table:formula="of:=COM.MICROSOFT.TEXTSPLIT([.A21];&quot;,&quot;)" table:number-matrix-columns-spanned="3" table:number-matrix-rows-spanned="1" table:style-name="ce2">
            <text:p><text:s/>file2.txt</text:p>
          </table:table-cell>
          <table:table-cell office:value-type="string" office:string-value="10.682000" table:style-name="ce2">
            <text:p>10.682000</text:p>
          </table:table-cell>
          <table:table-cell office:value-type="string" office:string-value="14.000000" table:style-name="ce2">
            <text:p>14.000000</text:p>
          </table:table-cell>
          <table:table-cell office:value-type="string" office:string-value=" file2.txt" table:formula="of:=COM.MICROSOFT.TEXTSPLIT([.A29];&quot;,&quot;)" table:number-matrix-columns-spanned="3" table:number-matrix-rows-spanned="1" table:style-name="ce2">
            <text:p><text:s/>file2.txt</text:p>
          </table:table-cell>
          <table:table-cell office:value-type="string" office:string-value="10.748000" table:style-name="ce2">
            <text:p>10.748000</text:p>
          </table:table-cell>
          <table:table-cell office:value-type="string" office:string-value="15.000000" table:style-name="ce2">
            <text:p>15.0000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<text:s/>file3.txt,99.129997,105.000000</text:p>
          </table:table-cell>
          <table:table-cell office:value-type="string" office:string-value=" file3.txt" table:formula="of:=COM.MICROSOFT.TEXTSPLIT([.A22];&quot;,&quot;)" table:number-matrix-columns-spanned="3" table:number-matrix-rows-spanned="1" table:style-name="ce2">
            <text:p><text:s/>file3.txt</text:p>
          </table:table-cell>
          <table:table-cell office:value-type="string" office:string-value="99.129997" table:style-name="ce2">
            <text:p>99.129997</text:p>
          </table:table-cell>
          <table:table-cell office:value-type="string" office:string-value="105.000000" table:style-name="ce2">
            <text:p>105.000000</text:p>
          </table:table-cell>
          <table:table-cell office:value-type="string" office:string-value=" file3.txt" table:formula="of:=COM.MICROSOFT.TEXTSPLIT([.A30];&quot;,&quot;)" table:number-matrix-columns-spanned="3" table:number-matrix-rows-spanned="1" table:style-name="ce2">
            <text:p><text:s/>file3.txt</text:p>
          </table:table-cell>
          <table:table-cell office:value-type="string" office:string-value="99.223000" table:style-name="ce2">
            <text:p>99.223000</text:p>
          </table:table-cell>
          <table:table-cell office:value-type="string" office:string-value="105.000000" table:style-name="ce2">
            <text:p>105.0000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<text:s/>file4.txt,11.076000,19.000000</text:p>
          </table:table-cell>
          <table:table-cell office:value-type="string" office:string-value=" file4.txt" table:formula="of:=COM.MICROSOFT.TEXTSPLIT([.A23];&quot;,&quot;)" table:number-matrix-columns-spanned="3" table:number-matrix-rows-spanned="1" table:style-name="ce2">
            <text:p><text:s/>file4.txt</text:p>
          </table:table-cell>
          <table:table-cell office:value-type="string" office:string-value="11.076000" table:style-name="ce2">
            <text:p>11.076000</text:p>
          </table:table-cell>
          <table:table-cell office:value-type="string" office:string-value="19.000000" table:style-name="ce2">
            <text:p>19.000000</text:p>
          </table:table-cell>
          <table:table-cell office:value-type="string" office:string-value=" file4.txt" table:formula="of:=COM.MICROSOFT.TEXTSPLIT([.A31];&quot;,&quot;)" table:number-matrix-columns-spanned="3" table:number-matrix-rows-spanned="1" table:style-name="ce2">
            <text:p><text:s/>file4.txt</text:p>
          </table:table-cell>
          <table:table-cell office:value-type="string" office:string-value="11.182000" table:style-name="ce2">
            <text:p>11.182000</text:p>
          </table:table-cell>
          <table:table-cell office:value-type="string" office:string-value="19.000000" table:style-name="ce2">
            <text:p>19.0000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<text:s/>file5.txt,6.952000,14.000000</text:p>
          </table:table-cell>
          <table:table-cell office:value-type="string" office:string-value=" file5.txt" table:formula="of:=COM.MICROSOFT.TEXTSPLIT([.A24];&quot;,&quot;)" table:number-matrix-columns-spanned="3" table:number-matrix-rows-spanned="1" table:style-name="ce2">
            <text:p><text:s/>file5.txt</text:p>
          </table:table-cell>
          <table:table-cell office:value-type="string" office:string-value="6.952000" table:style-name="ce2">
            <text:p>6.952000</text:p>
          </table:table-cell>
          <table:table-cell office:value-type="string" office:string-value="14.000000" table:style-name="ce2">
            <text:p>14.000000</text:p>
          </table:table-cell>
          <table:table-cell office:value-type="string" office:string-value=" file5.txt" table:formula="of:=COM.MICROSOFT.TEXTSPLIT([.A32];&quot;,&quot;)" table:number-matrix-columns-spanned="3" table:number-matrix-rows-spanned="1" table:style-name="ce2">
            <text:p><text:s/>file5.txt</text:p>
          </table:table-cell>
          <table:table-cell office:value-type="string" office:string-value="6.902000" table:style-name="ce2">
            <text:p>6.902000</text:p>
          </table:table-cell>
          <table:table-cell office:value-type="string" office:string-value="14.000000" table:style-name="ce2">
            <text:p>14.0000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<text:s/>teste.txt,4.520000,5.000000</text:p>
          </table:table-cell>
          <table:table-cell office:value-type="string" office:string-value=" teste.txt" table:formula="of:=COM.MICROSOFT.TEXTSPLIT([.A25];&quot;,&quot;)" table:number-matrix-columns-spanned="3" table:number-matrix-rows-spanned="1" table:style-name="ce2">
            <text:p><text:s/>teste.txt</text:p>
          </table:table-cell>
          <table:table-cell office:value-type="string" office:string-value="4.520000" table:style-name="ce2">
            <text:p>4.520000</text:p>
          </table:table-cell>
          <table:table-cell office:value-type="string" office:string-value="5.000000" table:style-name="ce2">
            <text:p>5.000000</text:p>
          </table:table-cell>
          <table:table-cell office:value-type="string" office:string-value=" teste.txt" table:formula="of:=COM.MICROSOFT.TEXTSPLIT([.A33];&quot;,&quot;)" table:number-matrix-columns-spanned="3" table:number-matrix-rows-spanned="1" table:style-name="ce2">
            <text:p><text:s/>teste.txt</text:p>
          </table:table-cell>
          <table:table-cell office:value-type="string" office:string-value="4.539000" table:style-name="ce2">
            <text:p>4.539000</text:p>
          </table:table-cell>
          <table:table-cell office:value-type="string" office:string-value="5.000000" table:style-name="ce2">
            <text:p>5.0000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--------------------------</text:p>
          </table:table-cell>
          <table:table-cell office:value-type="string" office:string-value="--------------------------" table:formula="of:=COM.MICROSOFT.TEXTSPLIT([.A26];&quot;,&quot;)" table:number-matrix-columns-spanned="1" table:number-matrix-rows-spanned="1" table:style-name="ce1">
            <text:p>-------------------------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Iter variation 1000, pm: 0.010000, pr: 0.100000, popsize: 10</text:p>
          </table:table-cell>
          <table:table-cell office:value-type="string" office:string-value="Iter variation 1000" table:formula="of:=COM.MICROSOFT.TEXTSPLIT([.A27];&quot;,&quot;)" table:number-matrix-columns-spanned="4" table:number-matrix-rows-spanned="1" table:style-name="ce1">
            <text:p>Iter variation 1000</text:p>
          </table:table-cell>
          <table:table-cell office:value-type="string" office:string-value=" pm: 0.010000" table:style-name="ce1">
            <text:p><text:s/>pm: 0.010000</text:p>
          </table:table-cell>
          <table:table-cell office:value-type="string" office:string-value=" pr: 0.100000" table:style-name="ce1">
            <text:p><text:s/>pr: 0.100000</text:p>
          </table:table-cell>
          <table:table-cell office:value-type="string" office:string-value=" popsize: 10" table:style-name="ce1">
            <text:p><text:s/>popsize: 1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s/>file1.txt,19.063999,20.00000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/>file2.txt,10.748000,15.00000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/>file3.txt,99.223000,105.00000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/>file4.txt,11.182000,19.00000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/>file5.txt,6.902000,14.00000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/>teste.txt,4.539000,5.00000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--------------------------</text:p>
          </table:table-cell>
          <table:table-cell office:value-type="string" office:string-value="--------------------------" table:formula="of:=COM.MICROSOFT.TEXTSPLIT([.A34];&quot;,&quot;)" table:number-matrix-columns-spanned="1" table:number-matrix-rows-spanned="1" table:style-name="ce1">
            <text:p>-------------------------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Variation pr 0.5 <text:s/>500</text:p>
          </table:table-cell>
          <table:table-cell office:value-type="string" office:string-value="Variation pr 0.5  500" table:formula="of:=COM.MICROSOFT.TEXTSPLIT([.A35];&quot;,&quot;)" table:number-matrix-columns-spanned="1" table:number-matrix-rows-spanned="1" table:style-name="ce11">
            <text:p>Variation pr 0.5 <text:s/>500</text:p>
          </table:table-cell>
          <table:table-cell table:number-columns-repeated="2" table:style-name="ce11"/>
          <table:table-cell table:number-columns-repeated="16380"/>
        </table:table-row>
        <table:table-row table:style-name="ro1">
          <table:table-cell office:value-type="string" table:style-name="ce1">
            <text:p><text:s/>file1.txt,19.106001,20.000000</text:p>
          </table:table-cell>
          <table:table-cell office:value-type="string" office:string-value=" file1.txt" table:formula="of:=COM.MICROSOFT.TEXTSPLIT([.A36];&quot;,&quot;)" table:number-matrix-columns-spanned="3" table:number-matrix-rows-spanned="1" table:style-name="ce2">
            <text:p><text:s/>file1.txt</text:p>
          </table:table-cell>
          <table:table-cell office:value-type="string" office:string-value="19.106001" table:style-name="ce2">
            <text:p>19.106001</text:p>
          </table:table-cell>
          <table:table-cell office:value-type="string" office:string-value="20.000000" table:style-name="ce2">
            <text:p>20.000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/>file2.txt,10.866000,15.000000</text:p>
          </table:table-cell>
          <table:table-cell office:value-type="string" office:string-value=" file2.txt" table:formula="of:=COM.MICROSOFT.TEXTSPLIT([.A37];&quot;,&quot;)" table:number-matrix-columns-spanned="3" table:number-matrix-rows-spanned="1" table:style-name="ce2">
            <text:p><text:s/>file2.txt</text:p>
          </table:table-cell>
          <table:table-cell office:value-type="string" office:string-value="10.866000" table:style-name="ce2">
            <text:p>10.866000</text:p>
          </table:table-cell>
          <table:table-cell office:value-type="string" office:string-value="15.000000" table:style-name="ce2">
            <text:p>15.000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/>file3.txt,99.136002,105.000000</text:p>
          </table:table-cell>
          <table:table-cell office:value-type="string" office:string-value=" file3.txt" table:formula="of:=COM.MICROSOFT.TEXTSPLIT([.A38];&quot;,&quot;)" table:number-matrix-columns-spanned="3" table:number-matrix-rows-spanned="1" table:style-name="ce2">
            <text:p><text:s/>file3.txt</text:p>
          </table:table-cell>
          <table:table-cell office:value-type="string" office:string-value="99.136002" table:style-name="ce2">
            <text:p>99.136002</text:p>
          </table:table-cell>
          <table:table-cell office:value-type="string" office:string-value="105.000000" table:style-name="ce2">
            <text:p>105.000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/>file4.txt,11.334000,20.000000</text:p>
          </table:table-cell>
          <table:table-cell office:value-type="string" office:string-value=" file4.txt" table:formula="of:=COM.MICROSOFT.TEXTSPLIT([.A39];&quot;,&quot;)" table:number-matrix-columns-spanned="3" table:number-matrix-rows-spanned="1" table:style-name="ce2">
            <text:p><text:s/>file4.txt</text:p>
          </table:table-cell>
          <table:table-cell office:value-type="string" office:string-value="11.334000" table:style-name="ce2">
            <text:p>11.334000</text:p>
          </table:table-cell>
          <table:table-cell office:value-type="string" office:string-value="20.000000" table:style-name="ce2">
            <text:p>20.000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/>file5.txt,7.014000,16.000000</text:p>
          </table:table-cell>
          <table:table-cell office:value-type="string" office:string-value=" file5.txt" table:formula="of:=COM.MICROSOFT.TEXTSPLIT([.A40];&quot;,&quot;)" table:number-matrix-columns-spanned="3" table:number-matrix-rows-spanned="1" table:style-name="ce2">
            <text:p><text:s/>file5.txt</text:p>
          </table:table-cell>
          <table:table-cell office:value-type="string" office:string-value="7.014000" table:style-name="ce2">
            <text:p>7.014000</text:p>
          </table:table-cell>
          <table:table-cell office:value-type="string" office:string-value="16.000000" table:style-name="ce2">
            <text:p>16.000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/>teste.txt,4.532000,5.000000</text:p>
          </table:table-cell>
          <table:table-cell office:value-type="string" office:string-value=" teste.txt" table:formula="of:=COM.MICROSOFT.TEXTSPLIT([.A41];&quot;,&quot;)" table:number-matrix-columns-spanned="3" table:number-matrix-rows-spanned="1" table:style-name="ce2">
            <text:p><text:s/>teste.txt</text:p>
          </table:table-cell>
          <table:table-cell office:value-type="string" office:string-value="4.532000" table:style-name="ce2">
            <text:p>4.532000</text:p>
          </table:table-cell>
          <table:table-cell office:value-type="string" office:string-value="5.000000" table:style-name="ce2">
            <text:p>5.000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--------------------------</text:p>
          </table:table-cell>
          <table:table-cell office:value-type="string" office:string-value="--------------------------" table:formula="of:=COM.MICROSOFT.TEXTSPLIT([.A42];&quot;,&quot;)" table:number-matrix-columns-spanned="1" table:number-matrix-rows-spanned="1" table:style-name="ce1">
            <text:p>-------------------------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Variation increase pm <text:s/>500 -----</text:p>
          </table:table-cell>
          <table:table-cell office:value-type="string" office:string-value="Variation increase pm  500 -----" table:formula="of:=COM.MICROSOFT.TEXTSPLIT([.A43];&quot;,&quot;)" table:number-matrix-columns-spanned="1" table:number-matrix-rows-spanned="1" table:style-name="ce11">
            <text:p>Variation increase pm <text:s/>500 -----</text:p>
          </table:table-cell>
          <table:table-cell table:number-columns-repeated="2" table:style-name="ce11"/>
          <table:table-cell table:number-columns-repeated="16380"/>
        </table:table-row>
        <table:table-row table:style-name="ro1">
          <table:table-cell office:value-type="string" table:style-name="ce1">
            <text:p><text:s/>file1.txt,18.618000,20.000000</text:p>
          </table:table-cell>
          <table:table-cell office:value-type="string" office:string-value=" file1.txt" table:formula="of:=COM.MICROSOFT.TEXTSPLIT([.A44];&quot;,&quot;)" table:number-matrix-columns-spanned="3" table:number-matrix-rows-spanned="1" table:style-name="ce2">
            <text:p><text:s/>file1.txt</text:p>
          </table:table-cell>
          <table:table-cell office:value-type="string" office:string-value="18.618000" table:style-name="ce2">
            <text:p>18.618000</text:p>
          </table:table-cell>
          <table:table-cell office:value-type="string" office:string-value="20.000000" table:style-name="ce2">
            <text:p>20.000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/>file2.txt,10.190000,14.000000</text:p>
          </table:table-cell>
          <table:table-cell office:value-type="string" office:string-value=" file2.txt" table:formula="of:=COM.MICROSOFT.TEXTSPLIT([.A45];&quot;,&quot;)" table:number-matrix-columns-spanned="3" table:number-matrix-rows-spanned="1" table:style-name="ce2">
            <text:p><text:s/>file2.txt</text:p>
          </table:table-cell>
          <table:table-cell office:value-type="string" office:string-value="10.190000" table:style-name="ce2">
            <text:p>10.190000</text:p>
          </table:table-cell>
          <table:table-cell office:value-type="string" office:string-value="14.000000" table:style-name="ce2">
            <text:p>14.000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/>file3.txt,97.300003,104.000000</text:p>
          </table:table-cell>
          <table:table-cell office:value-type="string" office:string-value=" file3.txt" table:formula="of:=COM.MICROSOFT.TEXTSPLIT([.A46];&quot;,&quot;)" table:number-matrix-columns-spanned="3" table:number-matrix-rows-spanned="1" table:style-name="ce2">
            <text:p><text:s/>file3.txt</text:p>
          </table:table-cell>
          <table:table-cell office:value-type="string" office:string-value="97.300003" table:style-name="ce2">
            <text:p>97.300003</text:p>
          </table:table-cell>
          <table:table-cell office:value-type="string" office:string-value="104.000000" table:style-name="ce2">
            <text:p>104.000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/>file4.txt,10.968000,19.000000</text:p>
          </table:table-cell>
          <table:table-cell office:value-type="string" office:string-value=" file4.txt" table:formula="of:=COM.MICROSOFT.TEXTSPLIT([.A47];&quot;,&quot;)" table:number-matrix-columns-spanned="3" table:number-matrix-rows-spanned="1" table:style-name="ce2">
            <text:p><text:s/>file4.txt</text:p>
          </table:table-cell>
          <table:table-cell office:value-type="string" office:string-value="10.968000" table:style-name="ce2">
            <text:p>10.968000</text:p>
          </table:table-cell>
          <table:table-cell office:value-type="string" office:string-value="19.000000" table:style-name="ce2">
            <text:p>19.000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/>file5.txt,6.938000,14.000000</text:p>
          </table:table-cell>
          <table:table-cell office:value-type="string" office:string-value=" file5.txt" table:formula="of:=COM.MICROSOFT.TEXTSPLIT([.A48];&quot;,&quot;)" table:number-matrix-columns-spanned="3" table:number-matrix-rows-spanned="1" table:style-name="ce2">
            <text:p><text:s/>file5.txt</text:p>
          </table:table-cell>
          <table:table-cell office:value-type="string" office:string-value="6.938000" table:style-name="ce2">
            <text:p>6.938000</text:p>
          </table:table-cell>
          <table:table-cell office:value-type="string" office:string-value="14.000000" table:style-name="ce2">
            <text:p>14.000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/>teste.txt,5.000000,5.000000</text:p>
          </table:table-cell>
          <table:table-cell office:value-type="string" office:string-value=" teste.txt" table:formula="of:=COM.MICROSOFT.TEXTSPLIT([.A49];&quot;,&quot;)" table:number-matrix-columns-spanned="3" table:number-matrix-rows-spanned="1" table:style-name="ce2">
            <text:p><text:s/>teste.txt</text:p>
          </table:table-cell>
          <table:table-cell office:value-type="string" office:string-value="5.000000" table:style-name="ce2">
            <text:p>5.000000</text:p>
          </table:table-cell>
          <table:table-cell office:value-type="string" office:string-value="5.000000" table:style-name="ce2">
            <text:p>5.00000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--------------------------</text:p>
          </table:table-cell>
          <table:table-cell office:value-type="string" office:string-value="--------------------------" table:formula="of:=COM.MICROSOFT.TEXTSPLIT([.A50];&quot;,&quot;)" table:number-matrix-columns-spanned="1" table:number-matrix-rows-spanned="1" table:style-name="ce1">
            <text:p>-------------------------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Variation increase popsize 3x <text:s/>500 -----</text:p>
          </table:table-cell>
          <table:table-cell office:value-type="string" office:string-value="Variation increase popsize 3x  500 -----" table:formula="of:=COM.MICROSOFT.TEXTSPLIT([.A51];&quot;,&quot;)" table:number-matrix-columns-spanned="1" table:number-matrix-rows-spanned="1" table:style-name="ce12">
            <text:p>Variation increase popsize 3x <text:s/>500 -----</text:p>
          </table:table-cell>
          <table:table-cell table:number-columns-repeated="2" table:style-name="ce12"/>
          <table:table-cell table:number-columns-repeated="16380" table:style-name="ce1"/>
        </table:table-row>
        <table:table-row table:style-name="ro1">
          <table:table-cell office:value-type="string" table:style-name="ce1">
            <text:p><text:s/>file1.txt,19.548000,20.000000</text:p>
          </table:table-cell>
          <table:table-cell office:value-type="string" office:string-value=" file1.txt" table:formula="of:=COM.MICROSOFT.TEXTSPLIT([.A52];&quot;,&quot;)" table:number-matrix-columns-spanned="3" table:number-matrix-rows-spanned="1" table:style-name="ce2">
            <text:p><text:s/>file1.txt</text:p>
          </table:table-cell>
          <table:table-cell office:value-type="string" office:string-value="19.548000" table:style-name="ce2">
            <text:p>19.548000</text:p>
          </table:table-cell>
          <table:table-cell office:value-type="string" office:string-value="20.000000" table:style-name="ce2">
            <text:p>20.00000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s/>file2.txt,12.074000,15.000000</text:p>
          </table:table-cell>
          <table:table-cell office:value-type="string" office:string-value=" file2.txt" table:formula="of:=COM.MICROSOFT.TEXTSPLIT([.A53];&quot;,&quot;)" table:number-matrix-columns-spanned="3" table:number-matrix-rows-spanned="1" table:style-name="ce2">
            <text:p><text:s/>file2.txt</text:p>
          </table:table-cell>
          <table:table-cell office:value-type="string" office:string-value="12.074000" table:style-name="ce2">
            <text:p>12.074000</text:p>
          </table:table-cell>
          <table:table-cell office:value-type="string" office:string-value="15.000000" table:style-name="ce2">
            <text:p>15.00000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s/>file3.txt,101.746002,106.000000</text:p>
          </table:table-cell>
          <table:table-cell office:value-type="string" office:string-value=" file3.txt" table:formula="of:=COM.MICROSOFT.TEXTSPLIT([.A54];&quot;,&quot;)" table:number-matrix-columns-spanned="3" table:number-matrix-rows-spanned="1" table:style-name="ce2">
            <text:p><text:s/>file3.txt</text:p>
          </table:table-cell>
          <table:table-cell office:value-type="string" office:string-value="101.746002" table:style-name="ce2">
            <text:p>101.746002</text:p>
          </table:table-cell>
          <table:table-cell office:value-type="string" office:string-value="106.000000" table:style-name="ce2">
            <text:p>106.00000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s/>file4.txt,13.192000,22.000000</text:p>
          </table:table-cell>
          <table:table-cell office:value-type="string" office:string-value=" file4.txt" table:formula="of:=COM.MICROSOFT.TEXTSPLIT([.A55];&quot;,&quot;)" table:number-matrix-columns-spanned="3" table:number-matrix-rows-spanned="1" table:style-name="ce2">
            <text:p><text:s/>file4.txt</text:p>
          </table:table-cell>
          <table:table-cell office:value-type="string" office:string-value="13.192000" table:style-name="ce2">
            <text:p>13.192000</text:p>
          </table:table-cell>
          <table:table-cell office:value-type="string" office:string-value="22.000000" table:style-name="ce2">
            <text:p>22.00000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s/>file5.txt,8.248000,15.000000</text:p>
          </table:table-cell>
          <table:table-cell office:value-type="string" office:string-value=" file5.txt" table:formula="of:=COM.MICROSOFT.TEXTSPLIT([.A56];&quot;,&quot;)" table:number-matrix-columns-spanned="3" table:number-matrix-rows-spanned="1" table:style-name="ce2">
            <text:p><text:s/>file5.txt</text:p>
          </table:table-cell>
          <table:table-cell office:value-type="string" office:string-value="8.248000" table:style-name="ce2">
            <text:p>8.248000</text:p>
          </table:table-cell>
          <table:table-cell office:value-type="string" office:string-value="15.000000" table:style-name="ce2">
            <text:p>15.00000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s/>teste.txt,4.914000,5.000000</text:p>
          </table:table-cell>
          <table:table-cell office:value-type="string" office:string-value=" teste.txt" table:formula="of:=COM.MICROSOFT.TEXTSPLIT([.A57];&quot;,&quot;)" table:number-matrix-columns-spanned="3" table:number-matrix-rows-spanned="1" table:style-name="ce2">
            <text:p><text:s/>teste.txt</text:p>
          </table:table-cell>
          <table:table-cell office:value-type="string" office:string-value="4.914000" table:style-name="ce2">
            <text:p>4.914000</text:p>
          </table:table-cell>
          <table:table-cell office:value-type="string" office:string-value="5.000000" table:style-name="ce2">
            <text:p>5.00000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--------------------------</text:p>
          </table:table-cell>
          <table:table-cell office:value-type="string" office:string-value="--------------------------" table:formula="of:=COM.MICROSOFT.TEXTSPLIT([.A58];&quot;,&quot;)" table:number-matrix-columns-spanned="1" table:number-matrix-rows-spanned="1" table:style-name="ce1">
            <text:p>-------------------------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ecombination Change iter 500 <text:s/>-----</text:p>
          </table:table-cell>
          <table:table-cell office:value-type="string" office:string-value="Recombination Change iter 500  -----" table:formula="of:=COM.MICROSOFT.TEXTSPLIT([.A59];&quot;,&quot;)" table:number-matrix-columns-spanned="1" table:number-matrix-rows-spanned="1" table:style-name="ce1">
            <text:p>Recombination Change iter 500 <text:s/>----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ecombination variation 1</text:p>
          </table:table-cell>
          <table:table-cell office:value-type="string" office:string-value="Recombination variation 1" table:formula="of:=COM.MICROSOFT.TEXTSPLIT([.A60];&quot;,&quot;)" table:number-matrix-columns-spanned="1" table:number-matrix-rows-spanned="1" table:style-name="ce13">
            <text:p>Recombination variation 1</text:p>
          </table:table-cell>
          <table:table-cell table:number-columns-repeated="2" table:style-name="ce13"/>
          <table:table-cell office:value-type="string" office:string-value="Recombination variation 2" table:formula="of:=COM.MICROSOFT.TEXTSPLIT([.A68];&quot;,&quot;)" table:number-matrix-columns-spanned="1" table:number-matrix-rows-spanned="1" table:style-name="ce13">
            <text:p>Recombination variation 2</text:p>
          </table:table-cell>
          <table:table-cell table:number-columns-repeated="2" table:style-name="ce13"/>
          <table:table-cell office:value-type="string" office:string-value="Recombination variation 3" table:formula="of:=COM.MICROSOFT.TEXTSPLIT([.A76];&quot;,&quot;)" table:number-matrix-columns-spanned="1" table:number-matrix-rows-spanned="1" table:style-name="ce13">
            <text:p>Recombination variation 3</text:p>
          </table:table-cell>
          <table:table-cell table:number-columns-repeated="2" table:style-name="ce13"/>
          <table:table-cell table:number-columns-repeated="16374"/>
        </table:table-row>
        <table:table-row table:style-name="ro1">
          <table:table-cell office:value-type="string" table:style-name="ce1">
            <text:p><text:s/>file1.txt,19.076000,20.000000</text:p>
          </table:table-cell>
          <table:table-cell office:value-type="string" office:string-value=" file1.txt" table:formula="of:=COM.MICROSOFT.TEXTSPLIT([.A61];&quot;,&quot;)" table:number-matrix-columns-spanned="3" table:number-matrix-rows-spanned="1" table:style-name="ce2">
            <text:p><text:s/>file1.txt</text:p>
          </table:table-cell>
          <table:table-cell office:value-type="string" office:string-value="19.076000" table:style-name="ce14">
            <text:p>19.076000</text:p>
          </table:table-cell>
          <table:table-cell office:value-type="string" office:string-value="20.000000" table:style-name="ce14">
            <text:p>20.000000</text:p>
          </table:table-cell>
          <table:table-cell office:value-type="string" office:string-value=" file1.txt" table:formula="of:=COM.MICROSOFT.TEXTSPLIT([.A69];&quot;,&quot;)" table:number-matrix-columns-spanned="3" table:number-matrix-rows-spanned="1" table:style-name="ce2">
            <text:p><text:s/>file1.txt</text:p>
          </table:table-cell>
          <table:table-cell office:value-type="string" office:string-value="19.032000" table:style-name="ce14">
            <text:p>19.032000</text:p>
          </table:table-cell>
          <table:table-cell office:value-type="string" office:string-value="20.000000" table:style-name="ce14">
            <text:p>20.000000</text:p>
          </table:table-cell>
          <table:table-cell office:value-type="string" office:string-value=" file1.txt" table:formula="of:=COM.MICROSOFT.TEXTSPLIT([.A77];&quot;,&quot;)" table:number-matrix-columns-spanned="3" table:number-matrix-rows-spanned="1" table:style-name="ce2">
            <text:p><text:s/>file1.txt</text:p>
          </table:table-cell>
          <table:table-cell office:value-type="string" office:string-value="19.016001" table:style-name="ce14">
            <text:p>19.016001</text:p>
          </table:table-cell>
          <table:table-cell office:value-type="string" office:string-value="20.000000" table:style-name="ce14">
            <text:p>20.0000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<text:s/>file2.txt,10.682000,14.000000</text:p>
          </table:table-cell>
          <table:table-cell office:value-type="string" office:string-value=" file2.txt" table:formula="of:=COM.MICROSOFT.TEXTSPLIT([.A62];&quot;,&quot;)" table:number-matrix-columns-spanned="3" table:number-matrix-rows-spanned="1" table:style-name="ce2">
            <text:p><text:s/>file2.txt</text:p>
          </table:table-cell>
          <table:table-cell office:value-type="string" office:string-value="10.682000" table:style-name="ce14">
            <text:p>10.682000</text:p>
          </table:table-cell>
          <table:table-cell office:value-type="string" office:string-value="14.000000" table:style-name="ce14">
            <text:p>14.000000</text:p>
          </table:table-cell>
          <table:table-cell office:value-type="string" office:string-value=" file2.txt" table:formula="of:=COM.MICROSOFT.TEXTSPLIT([.A70];&quot;,&quot;)" table:number-matrix-columns-spanned="3" table:number-matrix-rows-spanned="1" table:style-name="ce2">
            <text:p><text:s/>file2.txt</text:p>
          </table:table-cell>
          <table:table-cell office:value-type="string" office:string-value="10.810000" table:style-name="ce14">
            <text:p>10.810000</text:p>
          </table:table-cell>
          <table:table-cell office:value-type="string" office:string-value="15.000000" table:style-name="ce14">
            <text:p>15.000000</text:p>
          </table:table-cell>
          <table:table-cell office:value-type="string" office:string-value=" file2.txt" table:formula="of:=COM.MICROSOFT.TEXTSPLIT([.A78];&quot;,&quot;)" table:number-matrix-columns-spanned="3" table:number-matrix-rows-spanned="1" table:style-name="ce2">
            <text:p><text:s/>file2.txt</text:p>
          </table:table-cell>
          <table:table-cell office:value-type="string" office:string-value="10.764000" table:style-name="ce14">
            <text:p>10.764000</text:p>
          </table:table-cell>
          <table:table-cell office:value-type="string" office:string-value="15.000000" table:style-name="ce14">
            <text:p>15.0000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<text:s/>file3.txt,99.129997,105.000000</text:p>
          </table:table-cell>
          <table:table-cell office:value-type="string" office:string-value=" file3.txt" table:formula="of:=COM.MICROSOFT.TEXTSPLIT([.A63];&quot;,&quot;)" table:number-matrix-columns-spanned="3" table:number-matrix-rows-spanned="1" table:style-name="ce2">
            <text:p><text:s/>file3.txt</text:p>
          </table:table-cell>
          <table:table-cell office:value-type="string" office:string-value="99.129997" table:style-name="ce14">
            <text:p>99.129997</text:p>
          </table:table-cell>
          <table:table-cell office:value-type="string" office:string-value="105.000000" table:style-name="ce14">
            <text:p>105.000000</text:p>
          </table:table-cell>
          <table:table-cell office:value-type="string" office:string-value=" file3.txt" table:formula="of:=COM.MICROSOFT.TEXTSPLIT([.A71];&quot;,&quot;)" table:number-matrix-columns-spanned="3" table:number-matrix-rows-spanned="1" table:style-name="ce2">
            <text:p><text:s/>file3.txt</text:p>
          </table:table-cell>
          <table:table-cell office:value-type="string" office:string-value="99.244003" table:style-name="ce14">
            <text:p>99.244003</text:p>
          </table:table-cell>
          <table:table-cell office:value-type="string" office:string-value="105.000000" table:style-name="ce14">
            <text:p>105.000000</text:p>
          </table:table-cell>
          <table:table-cell office:value-type="string" office:string-value=" file3.txt" table:formula="of:=COM.MICROSOFT.TEXTSPLIT([.A79];&quot;,&quot;)" table:number-matrix-columns-spanned="3" table:number-matrix-rows-spanned="1" table:style-name="ce2">
            <text:p><text:s/>file3.txt</text:p>
          </table:table-cell>
          <table:table-cell office:value-type="string" office:string-value="99.113998" table:style-name="ce14">
            <text:p>99.113998</text:p>
          </table:table-cell>
          <table:table-cell office:value-type="string" office:string-value="105.000000" table:style-name="ce14">
            <text:p>105.0000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<text:s/>file4.txt,11.076000,19.000000</text:p>
          </table:table-cell>
          <table:table-cell office:value-type="string" office:string-value=" file4.txt" table:formula="of:=COM.MICROSOFT.TEXTSPLIT([.A64];&quot;,&quot;)" table:number-matrix-columns-spanned="3" table:number-matrix-rows-spanned="1" table:style-name="ce2">
            <text:p><text:s/>file4.txt</text:p>
          </table:table-cell>
          <table:table-cell office:value-type="string" office:string-value="11.076000" table:style-name="ce14">
            <text:p>11.076000</text:p>
          </table:table-cell>
          <table:table-cell office:value-type="string" office:string-value="19.000000" table:style-name="ce14">
            <text:p>19.000000</text:p>
          </table:table-cell>
          <table:table-cell office:value-type="string" office:string-value=" file4.txt" table:formula="of:=COM.MICROSOFT.TEXTSPLIT([.A72];&quot;,&quot;)" table:number-matrix-columns-spanned="3" table:number-matrix-rows-spanned="1" table:style-name="ce2">
            <text:p><text:s/>file4.txt</text:p>
          </table:table-cell>
          <table:table-cell office:value-type="string" office:string-value="11.144000" table:style-name="ce14">
            <text:p>11.144000</text:p>
          </table:table-cell>
          <table:table-cell office:value-type="string" office:string-value="21.000000" table:style-name="ce14">
            <text:p>21.000000</text:p>
          </table:table-cell>
          <table:table-cell office:value-type="string" office:string-value=" file4.txt" table:formula="of:=COM.MICROSOFT.TEXTSPLIT([.A80];&quot;,&quot;)" table:number-matrix-columns-spanned="3" table:number-matrix-rows-spanned="1" table:style-name="ce2">
            <text:p><text:s/>file4.txt</text:p>
          </table:table-cell>
          <table:table-cell office:value-type="string" office:string-value="11.058000" table:style-name="ce14">
            <text:p>11.058000</text:p>
          </table:table-cell>
          <table:table-cell office:value-type="string" office:string-value="22.000000" table:style-name="ce14">
            <text:p>22.0000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<text:s/>file5.txt,6.952000,14.000000</text:p>
          </table:table-cell>
          <table:table-cell office:value-type="string" office:string-value=" file5.txt" table:formula="of:=COM.MICROSOFT.TEXTSPLIT([.A65];&quot;,&quot;)" table:number-matrix-columns-spanned="3" table:number-matrix-rows-spanned="1" table:style-name="ce2">
            <text:p><text:s/>file5.txt</text:p>
          </table:table-cell>
          <table:table-cell office:value-type="string" office:string-value="6.952000" table:style-name="ce14">
            <text:p>6.952000</text:p>
          </table:table-cell>
          <table:table-cell office:value-type="string" office:string-value="14.000000" table:style-name="ce14">
            <text:p>14.000000</text:p>
          </table:table-cell>
          <table:table-cell office:value-type="string" office:string-value=" file5.txt" table:formula="of:=COM.MICROSOFT.TEXTSPLIT([.A73];&quot;,&quot;)" table:number-matrix-columns-spanned="3" table:number-matrix-rows-spanned="1" table:style-name="ce2">
            <text:p><text:s/>file5.txt</text:p>
          </table:table-cell>
          <table:table-cell office:value-type="string" office:string-value="6.816000" table:style-name="ce14">
            <text:p>6.816000</text:p>
          </table:table-cell>
          <table:table-cell office:value-type="string" office:string-value="16.000000" table:style-name="ce14">
            <text:p>16.000000</text:p>
          </table:table-cell>
          <table:table-cell office:value-type="string" office:string-value=" file5.txt" table:formula="of:=COM.MICROSOFT.TEXTSPLIT([.A81];&quot;,&quot;)" table:number-matrix-columns-spanned="3" table:number-matrix-rows-spanned="1" table:style-name="ce2">
            <text:p><text:s/>file5.txt</text:p>
          </table:table-cell>
          <table:table-cell office:value-type="string" office:string-value="6.946000" table:style-name="ce14">
            <text:p>6.946000</text:p>
          </table:table-cell>
          <table:table-cell office:value-type="string" office:string-value="14.000000" table:style-name="ce14">
            <text:p>14.0000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<text:s/>teste.txt,4.520000,5.000000</text:p>
          </table:table-cell>
          <table:table-cell office:value-type="string" office:string-value=" teste.txt" table:formula="of:=COM.MICROSOFT.TEXTSPLIT([.A66];&quot;,&quot;)" table:number-matrix-columns-spanned="3" table:number-matrix-rows-spanned="1" table:style-name="ce2">
            <text:p><text:s/>teste.txt</text:p>
          </table:table-cell>
          <table:table-cell office:value-type="string" office:string-value="4.520000" table:style-name="ce14">
            <text:p>4.520000</text:p>
          </table:table-cell>
          <table:table-cell office:value-type="string" office:string-value="5.000000" table:style-name="ce14">
            <text:p>5.000000</text:p>
          </table:table-cell>
          <table:table-cell office:value-type="string" office:string-value=" teste.txt" table:formula="of:=COM.MICROSOFT.TEXTSPLIT([.A74];&quot;,&quot;)" table:number-matrix-columns-spanned="3" table:number-matrix-rows-spanned="1" table:style-name="ce2">
            <text:p><text:s/>teste.txt</text:p>
          </table:table-cell>
          <table:table-cell office:value-type="string" office:string-value="4.502000" table:style-name="ce14">
            <text:p>4.502000</text:p>
          </table:table-cell>
          <table:table-cell office:value-type="string" office:string-value="5.000000" table:style-name="ce14">
            <text:p>5.000000</text:p>
          </table:table-cell>
          <table:table-cell office:value-type="string" office:string-value=" teste.txt" table:formula="of:=COM.MICROSOFT.TEXTSPLIT([.A82];&quot;,&quot;)" table:number-matrix-columns-spanned="3" table:number-matrix-rows-spanned="1" table:style-name="ce2">
            <text:p><text:s/>teste.txt</text:p>
          </table:table-cell>
          <table:table-cell office:value-type="string" office:string-value="4.528000" table:style-name="ce14">
            <text:p>4.528000</text:p>
          </table:table-cell>
          <table:table-cell office:value-type="string" office:string-value="5.000000" table:style-name="ce14">
            <text:p>5.0000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--------------------------</text:p>
          </table:table-cell>
          <table:table-cell office:value-type="string" office:string-value="--------------------------" table:formula="of:=COM.MICROSOFT.TEXTSPLIT([.A67];&quot;,&quot;)" table:number-matrix-columns-spanned="1" table:number-matrix-rows-spanned="1" table:style-name="ce1">
            <text:p>-------------------------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ecombination variation 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/>file1.txt,19.032000,20.00000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/>file2.txt,10.810000,15.00000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/>file3.txt,99.244003,105.00000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/>file4.txt,11.144000,21.00000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/>file5.txt,6.816000,16.00000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/>teste.txt,4.502000,5.00000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--------------------------</text:p>
          </table:table-cell>
          <table:table-cell office:value-type="string" office:string-value="--------------------------" table:formula="of:=COM.MICROSOFT.TEXTSPLIT([.A75];&quot;,&quot;)" table:number-matrix-columns-spanned="1" table:number-matrix-rows-spanned="1" table:style-name="ce1">
            <text:p>-------------------------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ecombination variation 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/>file1.txt,19.016001,20.00000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/>file2.txt,10.764000,15.00000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/>file3.txt,99.113998,105.00000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/>file4.txt,11.058000,22.00000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/>file5.txt,6.946000,14.00000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teste.txt,4.528000,5.00000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--------------------------</text:p>
          </table:table-cell>
          <table:table-cell table:number-columns-repeated="16383"/>
        </table:table-row>
        <table:table-row table:number-rows-repeated="1048493" table:style-name="ro1">
          <table:table-cell table:number-columns-repeated="16384"/>
        </table:table-row>
      </table:table>
      <table:table table:name="Folha1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831</meta:generator>
    <meta:initial-creator>Francisco Ferreira</meta:initial-creator>
    <dc:creator>Francisco Ferreira</dc:creator>
    <meta:creation-date>2022-12-27T15:43:59Z</meta:creation-date>
    <dc:date>2022-12-30T17:12:15Z</dc:date>
  </office:meta>
</office:document-meta>
</file>